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ef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S1 (bytes)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Fano (S2)</text:p>
          </table:table-cell>
          <table:table-cell table:style-name="ce1" office:value-type="string" calcext:value-type="string">
            <text:p><text:s/>Fano (K)</text:p>
          </table:table-cell>
          <table:table-cell table:style-name="ce1" office:value-type="string" calcext:value-type="string">
            <text:p>LZ775 (S2)</text:p>
          </table:table-cell>
          <table:table-cell table:style-name="ce1" office:value-type="string" calcext:value-type="string">
            <text:p>LZ775 (K)</text:p>
          </table:table-cell>
          <table:table-cell table:style-name="ce1" office:value-type="string" calcext:value-type="string">
            <text:p>LZ7710 (S2)</text:p>
          </table:table-cell>
          <table:table-cell table:style-name="ce1" office:value-type="string" calcext:value-type="string">
            <text:p>LZ7710 (K)</text:p>
          </table:table-cell>
          <table:table-cell table:style-name="ce1" office:value-type="string" calcext:value-type="string">
            <text:p>LZ7720 (S2)</text:p>
          </table:table-cell>
          <table:table-cell table:style-name="ce1" office:value-type="string" calcext:value-type="string">
            <text:p>LZ7720 (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7113" calcext:value-type="float">
            <text:p>2227113</text:p>
          </table:table-cell>
          <table:table-cell office:value-type="float" office:value="0.99781" calcext:value-type="float">
            <text:p>0.99781</text:p>
          </table:table-cell>
          <table:table-cell office:value-type="float" office:value="2235278" calcext:value-type="float">
            <text:p>2235278</text:p>
          </table:table-cell>
          <table:table-cell table:formula="of:=[.D2]/[.B2]" office:value-type="float" office:value="1.00366618128492" calcext:value-type="float">
            <text:p>1.00366618128492</text:p>
          </table:table-cell>
          <table:table-cell office:value-type="float" office:value="4489481" calcext:value-type="float">
            <text:p>4489481</text:p>
          </table:table-cell>
          <table:table-cell table:formula="of:=[.F2]/[.B2]" office:value-type="float" office:value="2.01582991074095" calcext:value-type="float">
            <text:p>2.01582991074095</text:p>
          </table:table-cell>
          <table:table-cell office:value-type="float" office:value="4592770" calcext:value-type="float">
            <text:p>4592770</text:p>
          </table:table-cell>
          <table:table-cell table:formula="of:=[.H2]/[.B2]" office:value-type="float" office:value="2.06220788976581" calcext:value-type="float">
            <text:p>2.06220788976581</text:p>
          </table:table-cell>
          <table:table-cell office:value-type="float" office:value="4594430" calcext:value-type="float">
            <text:p>4594430</text:p>
          </table:table-cell>
          <table:table-cell table:formula="of:=[.J2]/[.B2]" office:value-type="float" office:value="2.06295324934119" calcext:value-type="float">
            <text:p>2.0629532493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4305" calcext:value-type="float">
            <text:p>2134305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2139007" calcext:value-type="float">
            <text:p>2139007</text:p>
          </table:table-cell>
          <table:table-cell table:formula="of:=[.D3]/[.B3]" office:value-type="float" office:value="1.00220305907544" calcext:value-type="float">
            <text:p>1.00220305907544</text:p>
          </table:table-cell>
          <table:table-cell office:value-type="float" office:value="4248489" calcext:value-type="float">
            <text:p>4248489</text:p>
          </table:table-cell>
          <table:table-cell table:formula="of:=[.F3]/[.B3]" office:value-type="float" office:value="1.99057257514741" calcext:value-type="float">
            <text:p>1.99057257514741</text:p>
          </table:table-cell>
          <table:table-cell office:value-type="float" office:value="4341796" calcext:value-type="float">
            <text:p>4341796</text:p>
          </table:table-cell>
          <table:table-cell table:formula="of:=[.H3]/[.B3]" office:value-type="float" office:value="2.03429031933112" calcext:value-type="float">
            <text:p>2.03429031933112</text:p>
          </table:table-cell>
          <table:table-cell office:value-type="float" office:value="4333327" calcext:value-type="float">
            <text:p>4333327</text:p>
          </table:table-cell>
          <table:table-cell table:formula="of:=[.J3]/[.B3]" office:value-type="float" office:value="2.03032228289771" calcext:value-type="float">
            <text:p>2.03032228289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9174" calcext:value-type="float">
            <text:p>2289174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1118142" calcext:value-type="float">
            <text:p>1118142</text:p>
          </table:table-cell>
          <table:table-cell table:formula="of:=[.D4]/[.B4]" office:value-type="float" office:value="0.488447798201447" calcext:value-type="float">
            <text:p>0.488447798201447</text:p>
          </table:table-cell>
          <table:table-cell office:value-type="float" office:value="859102" calcext:value-type="float">
            <text:p>859102</text:p>
          </table:table-cell>
          <table:table-cell table:formula="of:=[.F4]/[.B4]" office:value-type="float" office:value="0.375289078069207" calcext:value-type="float">
            <text:p>0.375289078069207</text:p>
          </table:table-cell>
          <table:table-cell office:value-type="float" office:value="863561" calcext:value-type="float">
            <text:p>863561</text:p>
          </table:table-cell>
          <table:table-cell table:formula="of:=[.H4]/[.B4]" office:value-type="float" office:value="0.377236942233312" calcext:value-type="float">
            <text:p>0.377236942233312</text:p>
          </table:table-cell>
          <table:table-cell office:value-type="float" office:value="869043" calcext:value-type="float">
            <text:p>869043</text:p>
          </table:table-cell>
          <table:table-cell table:formula="of:=[.J4]/[.B4]" office:value-type="float" office:value="0.379631692479471" calcext:value-type="float">
            <text:p>0.379631692479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9258" calcext:value-type="float">
            <text:p>2289258</text:p>
          </table:table-cell>
          <table:table-cell office:value-type="float" office:value="0.406659" calcext:value-type="float">
            <text:p>0.406659</text:p>
          </table:table-cell>
          <table:table-cell office:value-type="float" office:value="952554" calcext:value-type="float">
            <text:p>952554</text:p>
          </table:table-cell>
          <table:table-cell table:formula="of:=[.D5]/[.B5]" office:value-type="float" office:value="0.416097268197818" calcext:value-type="float">
            <text:p>0.416097268197818</text:p>
          </table:table-cell>
          <table:table-cell office:value-type="float" office:value="551699" calcext:value-type="float">
            <text:p>551699</text:p>
          </table:table-cell>
          <table:table-cell table:formula="of:=[.F5]/[.B5]" office:value-type="float" office:value="0.240994680372418" calcext:value-type="float">
            <text:p>0.240994680372418</text:p>
          </table:table-cell>
          <table:table-cell office:value-type="float" office:value="556144" calcext:value-type="float">
            <text:p>556144</text:p>
          </table:table-cell>
          <table:table-cell table:formula="of:=[.H5]/[.B5]" office:value-type="float" office:value="0.242936357544672" calcext:value-type="float">
            <text:p>0.242936357544672</text:p>
          </table:table-cell>
          <table:table-cell office:value-type="float" office:value="551087" calcext:value-type="float">
            <text:p>551087</text:p>
          </table:table-cell>
          <table:table-cell table:formula="of:=[.J5]/[.B5]" office:value-type="float" office:value="0.240727344842739" calcext:value-type="float">
            <text:p>0.240727344842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1533" calcext:value-type="float">
            <text:p>2161533</text:p>
          </table:table-cell>
          <table:table-cell office:value-type="float" office:value="0.977408" calcext:value-type="float">
            <text:p>0.977408</text:p>
          </table:table-cell>
          <table:table-cell office:value-type="float" office:value="2131181" calcext:value-type="float">
            <text:p>2131181</text:p>
          </table:table-cell>
          <table:table-cell table:formula="of:=[.D6]/[.B6]" office:value-type="float" office:value="0.985958113986694" calcext:value-type="float">
            <text:p>0.985958113986694</text:p>
          </table:table-cell>
          <table:table-cell office:value-type="float" office:value="3710231" calcext:value-type="float">
            <text:p>3710231</text:p>
          </table:table-cell>
          <table:table-cell table:formula="of:=[.F6]/[.B6]" office:value-type="float" office:value="1.71648131210581" calcext:value-type="float">
            <text:p>1.71648131210581</text:p>
          </table:table-cell>
          <table:table-cell office:value-type="float" office:value="3802268" calcext:value-type="float">
            <text:p>3802268</text:p>
          </table:table-cell>
          <table:table-cell table:formula="of:=[.H6]/[.B6]" office:value-type="float" office:value="1.75906081470882" calcext:value-type="float">
            <text:p>1.75906081470882</text:p>
          </table:table-cell>
          <table:table-cell office:value-type="float" office:value="3819315" calcext:value-type="float">
            <text:p>3819315</text:p>
          </table:table-cell>
          <table:table-cell table:formula="of:=[.J6]/[.B6]" office:value-type="float" office:value="1.76694734709116" calcext:value-type="float">
            <text:p>1.7669473470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9090" calcext:value-type="float">
            <text:p>2169090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2171800" calcext:value-type="float">
            <text:p>2171800</text:p>
          </table:table-cell>
          <table:table-cell table:formula="of:=[.D7]/[.B7]" office:value-type="float" office:value="1.0012493718564" calcext:value-type="float">
            <text:p>1.0012493718564</text:p>
          </table:table-cell>
          <table:table-cell office:value-type="float" office:value="4469205" calcext:value-type="float">
            <text:p>4469205</text:p>
          </table:table-cell>
          <table:table-cell table:formula="of:=[.F7]/[.B7]" office:value-type="float" office:value="2.06040551567708" calcext:value-type="float">
            <text:p>2.06040551567708</text:p>
          </table:table-cell>
          <table:table-cell office:value-type="float" office:value="4586020" calcext:value-type="float">
            <text:p>4586020</text:p>
          </table:table-cell>
          <table:table-cell table:formula="of:=[.H7]/[.B7]" office:value-type="float" office:value="2.1142598970075" calcext:value-type="float">
            <text:p>2.1142598970075</text:p>
          </table:table-cell>
          <table:table-cell office:value-type="float" office:value="4612793" calcext:value-type="float">
            <text:p>4612793</text:p>
          </table:table-cell>
          <table:table-cell table:formula="of:=[.J7]/[.B7]" office:value-type="float" office:value="2.12660286110765" calcext:value-type="float">
            <text:p>2.12660286110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2394" calcext:value-type="float">
            <text:p>2162394</text:p>
          </table:table-cell>
          <table:table-cell office:value-type="float" office:value="0.993449" calcext:value-type="float">
            <text:p>0.993449</text:p>
          </table:table-cell>
          <table:table-cell office:value-type="float" office:value="2163045" calcext:value-type="float">
            <text:p>2163045</text:p>
          </table:table-cell>
          <table:table-cell table:formula="of:=[.D8]/[.B8]" office:value-type="float" office:value="1.00030105521935" calcext:value-type="float">
            <text:p>1.00030105521935</text:p>
          </table:table-cell>
          <table:table-cell office:value-type="float" office:value="4313884" calcext:value-type="float">
            <text:p>4313884</text:p>
          </table:table-cell>
          <table:table-cell table:formula="of:=[.F8]/[.B8]" office:value-type="float" office:value="1.99495744068842" calcext:value-type="float">
            <text:p>1.99495744068842</text:p>
          </table:table-cell>
          <table:table-cell office:value-type="float" office:value="4398797" calcext:value-type="float">
            <text:p>4398797</text:p>
          </table:table-cell>
          <table:table-cell table:formula="of:=[.H8]/[.B8]" office:value-type="float" office:value="2.03422549267155" calcext:value-type="float">
            <text:p>2.03422549267155</text:p>
          </table:table-cell>
          <table:table-cell office:value-type="float" office:value="4379469" calcext:value-type="float">
            <text:p>4379469</text:p>
          </table:table-cell>
          <table:table-cell table:formula="of:=[.J8]/[.B8]" office:value-type="float" office:value="2.0252872510745" calcext:value-type="float">
            <text:p>2.0252872510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8319" calcext:value-type="float">
            <text:p>2208319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2206778" calcext:value-type="float">
            <text:p>2206778</text:p>
          </table:table-cell>
          <table:table-cell table:formula="of:=[.D9]/[.B9]" office:value-type="float" office:value="0.999302184150026" calcext:value-type="float">
            <text:p>0.999302184150026</text:p>
          </table:table-cell>
          <table:table-cell office:value-type="float" office:value="4316094" calcext:value-type="float">
            <text:p>4316094</text:p>
          </table:table-cell>
          <table:table-cell table:formula="of:=[.F9]/[.B9]" office:value-type="float" office:value="1.95447034599621" calcext:value-type="float">
            <text:p>1.95447034599621</text:p>
          </table:table-cell>
          <table:table-cell office:value-type="float" office:value="4420735" calcext:value-type="float">
            <text:p>4420735</text:p>
          </table:table-cell>
          <table:table-cell table:formula="of:=[.H9]/[.B9]" office:value-type="float" office:value="2.00185525732469" calcext:value-type="float">
            <text:p>2.00185525732469</text:p>
          </table:table-cell>
          <table:table-cell office:value-type="float" office:value="4370634" calcext:value-type="float">
            <text:p>4370634</text:p>
          </table:table-cell>
          <table:table-cell table:formula="of:=[.J9]/[.B9]" office:value-type="float" office:value="1.97916786478765" calcext:value-type="float">
            <text:p>1.97916786478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44256" calcext:value-type="float">
            <text:p>2144256</text:p>
          </table:table-cell>
          <table:table-cell office:value-type="float" office:value="0.725713" calcext:value-type="float">
            <text:p>0.725713</text:p>
          </table:table-cell>
          <table:table-cell office:value-type="float" office:value="1567012" calcext:value-type="float">
            <text:p>1567012</text:p>
          </table:table-cell>
          <table:table-cell table:formula="of:=[.D10]/[.B10]" office:value-type="float" office:value="0.730795203557784" calcext:value-type="float">
            <text:p>0.730795203557784</text:p>
          </table:table-cell>
          <table:table-cell office:value-type="float" office:value="1556034" calcext:value-type="float">
            <text:p>1556034</text:p>
          </table:table-cell>
          <table:table-cell table:formula="of:=[.F10]/[.B10]" office:value-type="float" office:value="0.725675479047278" calcext:value-type="float">
            <text:p>0.725675479047278</text:p>
          </table:table-cell>
          <table:table-cell office:value-type="float" office:value="1555634" calcext:value-type="float">
            <text:p>1555634</text:p>
          </table:table-cell>
          <table:table-cell table:formula="of:=[.H10]/[.B10]" office:value-type="float" office:value="0.725488934157116" calcext:value-type="float">
            <text:p>0.725488934157116</text:p>
          </table:table-cell>
          <table:table-cell office:value-type="float" office:value="1563184" calcext:value-type="float">
            <text:p>1563184</text:p>
          </table:table-cell>
          <table:table-cell table:formula="of:=[.J10]/[.B10]" office:value-type="float" office:value="0.72900996895893" calcext:value-type="float">
            <text:p>0.72900996895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5014" calcext:value-type="float">
            <text:p>2085014</text:p>
          </table:table-cell>
          <table:table-cell office:value-type="float" office:value="0.564284" calcext:value-type="float">
            <text:p>0.564284</text:p>
          </table:table-cell>
          <table:table-cell office:value-type="float" office:value="1189925" calcext:value-type="float">
            <text:p>1189925</text:p>
          </table:table-cell>
          <table:table-cell table:formula="of:=[.D11]/[.B11]" office:value-type="float" office:value="0.570703601990202" calcext:value-type="float">
            <text:p>0.570703601990202</text:p>
          </table:table-cell>
          <table:table-cell office:value-type="float" office:value="1761823" calcext:value-type="float">
            <text:p>1761823</text:p>
          </table:table-cell>
          <table:table-cell table:formula="of:=[.F11]/[.B11]" office:value-type="float" office:value="0.844993366951013" calcext:value-type="float">
            <text:p>0.844993366951013</text:p>
          </table:table-cell>
          <table:table-cell office:value-type="float" office:value="1686148" calcext:value-type="float">
            <text:p>1686148</text:p>
          </table:table-cell>
          <table:table-cell table:formula="of:=[.H11]/[.B11]" office:value-type="float" office:value="0.808698646627792" calcext:value-type="float">
            <text:p>0.808698646627792</text:p>
          </table:table-cell>
          <table:table-cell office:value-type="float" office:value="1614527" calcext:value-type="float">
            <text:p>1614527</text:p>
          </table:table-cell>
          <table:table-cell table:formula="of:=[.J11]/[.B11]" office:value-type="float" office:value="0.774348277757368" calcext:value-type="float">
            <text:p>0.774348277757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18:52:05.363034326</dc:date>
    <meta:editing-duration>PT7M26S</meta:editing-duration>
    <meta:editing-cycles>2</meta:editing-cycles>
    <meta:generator>LibreOffice/6.0.7.3$Linux_X86_64 LibreOffice_project/00m0$Build-3</meta:generator>
    <meta:document-statistic meta:table-count="1" meta:cell-count="121" meta:object-count="0"/>
  </office:meta>
</office:document-meta>
</file>